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12.3295833333333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_board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2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2">
            <text:p>LIPO 2S</text:p>
          </table:table-cell>
          <table:table-cell office:value-type="string" table:style-name="ce1">
            <text:p>Connectors_JST:JST_XH_B03B-XH-A_03x2.50mm_Straigh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8</text:p>
          </table:table-cell>
          <table:table-cell office:value-type="string" table:style-name="ce2">
            <text:p>DIST_IZQ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10</text:p>
          </table:table-cell>
          <table:table-cell office:value-type="string" table:style-name="ce2">
            <text:p>DIST_FRONT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12</text:p>
          </table:table-cell>
          <table:table-cell office:value-type="string" table:style-name="ce2">
            <text:p>DIST_DCHA</text:p>
          </table:table-cell>
          <table:table-cell office:value-type="string" table:style-name="ce1">
            <text:p>Socket_Strips:Socket_Strip_Straight_1x03_Pitch2.0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220" table:style-name="ce2">
            <text:p>220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6</text:p>
          </table:table-cell>
          <table:table-cell office:value-type="string" table:style-name="ce2">
            <text:p>HC-05</text:p>
          </table:table-cell>
          <table:table-cell office:value-type="string" table:style-name="ce1">
            <text:p>Socket_Strips:Socket_Strip_Straight_1x06_Pitch2.5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2">
            <text:p>ROJO</text:p>
          </table:table-cell>
          <table:table-cell office:value-type="string" table:style-name="ce1">
            <text:p>LEDs:LED_D3.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2">
            <text:p>VERDE</text:p>
          </table:table-cell>
          <table:table-cell office:value-type="string" table:style-name="ce1">
            <text:p>LEDs:LED_D3.0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82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2">
            <text:p>12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2">
            <text:p>1N4001</text:p>
          </table:table-cell>
          <table:table-cell office:value-type="string" table:style-name="ce1">
            <text:p>Diodes_THT:D_A-405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2">
            <text:p>1N4001</text:p>
          </table:table-cell>
          <table:table-cell office:value-type="string" table:style-name="ce1">
            <text:p>Diodes_THT:D_A-405_P10.16mm_Horizo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2</text:p>
          </table:table-cell>
          <table:table-cell office:value-type="string" table:style-name="ce2">
            <text:p>SW_Push</text:p>
          </table:table-cell>
          <table:table-cell office:value-type="string" table:style-name="ce1">
            <text:p>Buttons_Switches_THT:SW_PUSH_6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3</text:p>
          </table:table-cell>
          <table:table-cell office:value-type="string" table:style-name="ce2">
            <text:p>SW_Push</text:p>
          </table:table-cell>
          <table:table-cell office:value-type="string" table:style-name="ce1">
            <text:p>Buttons_Switches_THT:SW_PUSH_6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2">
            <text:p>MOT_IZQ</text:p>
          </table:table-cell>
          <table:table-cell office:value-type="string" table:style-name="ce1">
            <text:p>Socket_Strips:Socket_Strip_Straight_1x06_Pitch2.00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7</text:p>
          </table:table-cell>
          <table:table-cell office:value-type="string" table:style-name="ce2">
            <text:p>MOT_DER</text:p>
          </table:table-cell>
          <table:table-cell office:value-type="string" table:style-name="ce1">
            <text:p>Socket_Strips:Socket_Strip_Straight_1x06_Pitch2.00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9</text:p>
          </table:table-cell>
          <table:table-cell office:value-type="string" table:style-name="ce2">
            <text:p>CAMARA</text:p>
          </table:table-cell>
          <table:table-cell office:value-type="string" table:style-name="ce1">
            <text:p>Socket_Strips:Socket_Strip_Straight_1x05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5</text:p>
          </table:table-cell>
          <table:table-cell office:value-type="string" table:style-name="ce2">
            <text:p>DC-DC_5V</text:p>
          </table:table-cell>
          <table:table-cell office:value-type="string" table:style-name="ce1">
            <text:p>Socket_Strips:Socket_Strip_Angled_1x04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2">
            <text:p>Arduino_Nano_v3.x</text:p>
          </table:table-cell>
          <table:table-cell office:value-type="string" table:style-name="ce1">
            <text:p>Modules:Arduino_Na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1</text:p>
          </table:table-cell>
          <table:table-cell office:value-type="string" table:style-name="ce2">
            <text:p>Jumper</text:p>
          </table:table-cell>
          <table:table-cell office:value-type="string" table:style-name="ce1">
            <text:p>Connectors:G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2">
            <text:p>TB6612FNG_A</text:p>
          </table:table-cell>
          <table:table-cell office:value-type="string" table:style-name="ce1">
            <text:p>Socket_Strips:Socket_Strip_Straight_1x08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2">
            <text:p>TB6612FNG_B</text:p>
          </table:table-cell>
          <table:table-cell office:value-type="string" table:style-name="ce1">
            <text:p>Socket_Strips:Socket_Strip_Straight_1x08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11</text:p>
          </table:table-cell>
          <table:table-cell office:value-type="string" table:style-name="ce2">
            <text:p>SENSORES_LINEA</text:p>
          </table:table-cell>
          <table:table-cell office:value-type="string" table:style-name="ce1">
            <text:p>Socket_Strips:Socket_Strip_Angled_1x07_Pitch2.54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PCF8574</text:p>
          </table:table-cell>
          <table:table-cell office:value-type="string" table:style-name="ce1">
            <text:p>Housings_DIP:DIP-16_W7.62mm_LongPa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W1</text:p>
          </table:table-cell>
          <table:table-cell office:value-type="string" table:style-name="ce2">
            <text:p>SW_DPDT</text:p>
          </table:table-cell>
          <table:table-cell office:value-type="string" table:style-name="ce1">
            <text:p>Main_board:switch_DPD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7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Resistors_THT:R_Axial_DIN0207_L6.3mm_D2.5mm_P10.16mm_Horizontal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resaj</dc:creator>
    <meta:creation-date>2017-09-23T23:14:42Z</meta:creation-date>
    <dc:date>2018-01-20T20:34:31Z</dc:date>
  </office:meta>
</office:document-meta>
</file>